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604in"/>
    </style:style>
    <style:style style:name="Table1.B" style:family="table-column">
      <style:table-column-properties style:column-width="1.0979in"/>
    </style:style>
    <style:style style:name="Table1.C" style:family="table-column">
      <style:table-column-properties style:column-width="1.9132in"/>
    </style:style>
    <style:style style:name="Table1.D" style:family="table-column">
      <style:table-column-properties style:column-width="1.4083in"/>
    </style:style>
    <style:style style:name="Table1.E" style:family="table-column">
      <style:table-column-properties style:column-width="1.6451in"/>
    </style:style>
    <style:style style:name="Table1.A1" style:family="table-cell">
      <style:table-cell-properties style:vertical-align="middle" fo:padding="0.0194in" fo:border="none"/>
    </style:style>
    <style:style style:name="P1" style:family="paragraph" style:parent-style-name="Standard">
      <style:text-properties officeooo:paragraph-rsid="000d93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hapter 1: Introduction</text:p>
      <text:p text:style-name="Standard"/>
      <text:p text:style-name="Standard">This chapter establishes the foundational context for the thesis, delineating the historical and institutional underpinnings of corporate governance challenges in Nigeria's deposit money banking (DMB) sector. It commences with a background overview, followed by targeted explorations of governance issues emphasizing transparency and accountability, default risk dynamics, regulatory multiplicity, and broader banking governance hurdles. Subsequently, it articulates the problem statement, research aim and objectives, research questions, theoretical framework, significance of the study, and scope with delimitations. These elements collectively frame the inquiry, aligning with a mixed-methods paradigm that integrates panel fixed-effects regressions and bootstrapped mediation models to unpack governance-NPL interdependencies amid regulatory evolutions.</text:p>
      <text:p text:style-name="Standard"/>
      <text:p text:style-name="Standard">## 1.1 Background to the Study</text:p>
      <text:p text:style-name="Standard"/>
      <text:p text:style-name="Standard">The Nigerian deposit money banking (DMB) sector has long been a cornerstone of the nation’s economic infrastructure, facilitating credit allocation, financial intermediation, and systemic stability amid volatile macroeconomic conditions. However, its evolution has been punctuated by recurrent governance crises that have precipitated institutional failures and amplified default risks, as manifested in elevated non-performing loan (NPL) ratios. Historically, the sector’s governance challenges trace back to the pre-independence era, where colonial banking structures emphasized extractive practices over indigenous accountability mechanisms, setting a precedent for opacity and elite capture (Falola &amp; Heaton, 2008). Post-independence, the indigenization policies of the 1970s aimed to localize control but inadvertently entrenched familial and political influences in board compositions, fostering agency conflicts that undermined prudent risk management (Adegbite et al., 2012). This institutional legacy culminated in the distress era of the late 1980s and early 1990s, during which bank failures were recorded, driven by insider lending, inadequate disclosure, and regulatory laxity.</text:p>
      <text:p text:style-name="Standard"/>
      <text:p text:style-name="Standard">Building upon this foundation, the 2004–2005 banking consolidation under the Central Bank of Nigeria (CBN) represented a pivotal institutional response, mandating a minimum capital base of ₦25 billion and reducing the number of banks from 89 to 25 through mergers and acquisitions (Soludo, 2004). This reform sought to enhance resilience by promoting economies of scale and professionalizing governance structures, yet it inadvertently amplified concentration risks and perpetuated cronyism in larger entities. Correspondingly, the 2009 financial crisis exposed persistent deficiencies.</text:p>
      <text:p text:style-name="Standard"/>
      <text:p text:style-name="Standard">In response to these entrenched challenges, successive reforms have aimed to institutionalize robust governance frameworks, drawing on global standards while adapting to Nigeria’s emerging market context. The CBN Code of Corporate Governance for Banks 2014 introduced mandates for board diversity, with at least 50% independent directors and executive tenure limits to mitigate agency conflicts. The Nigerian Code of Corporate Governance (NCCG) 2018 and Companies and Allied Matters Act (CAMA) 2020 further reinforced disclosure and compliance protocols, while CBN Guidelines 2023 emphasized risk management integration. These evolutions reflect efforts to align with Basel III principles, addressing regulatory fragmentation through harmonization initiatives with the Securities and Exchange Commission (SEC) from 2020 onward.</text:p>
      <text:p text:style-name="Standard"/>
      <text:p text:style-name="Standard">At its core, corporate governance in banking encompasses mechanisms—such as board oversight, disclosure protocols, and compliance frameworks—that ensure transparency, accountability, and prudent decision-making to safeguard stakeholder interests (OECD, 2023). In the Nigerian DMB sector, <text:soft-page-break/>these mechanisms are theoretically anchored in agency theory, which highlights the need to align managerial actions with shareholder value through monitoring, and stewardship theory, which emphasizes intrinsic motivations for ethical conduct (Jensen &amp; Meckling, 1976; Davis et al., 1997). Yet, poor governance manifests in elevated NPL ratios, defined as the proportion of loans overdue by 90 days or more, serving as a proxy for default risk and credit quality deterioration (IMF, 2023). The conceptual nexus is evident: deficient disclosure obscures risk exposures, weak practices enable insider abuses, and non-compliance erodes regulatory trust, collectively precipitating NPL escalations that strain capital buffers and threaten solvency (Abdulmalik &amp; Ahmad, 2020). For instance, pre-reform periods (2009–2014) saw insignificant governance-NPL linkages due to lax enforcement, while post-reform shifts (2016–2024) suggest negative associations attributable to enhanced credibility, though mediated by macroeconomic confounders like oil price volatility and GDP fluctuations (Natufe &amp; Evbayiro-Osagie, 2023).</text:p>
      <text:p text:style-name="Standard"/>
      <text:p text:style-name="Standard">Comparatively, global benchmarks under Basel III and OECD principles advocate for integrated governance that embeds risk management into board responsibilities, achieving NPL ratios below 2% in mature markets like the UK and US through cohesive regulatory regimes (BCBS, 2010; OECD, 2023). In contrast, emerging African contexts such as Ghana and South Africa exhibit varying NPL abatements post-reforms, underscoring institutional contingencies where harmonized mandates amplify efficacy (Agyemang &amp; Castellini, 2015).</text:p>
      <text:p text:style-name="Standard"/>
      <text:p text:style-name="Standard">These historical, reformative, and conceptual dimensions collectively illuminate a critical mismatch: while formal governance apparatuses have evolved, their translation into reduced default risks remains uneven amid regulatory fragmentation and economic volatilities. To elucidate these interdependencies, the following subsections delve into specific facets of governance challenges, default risks, regulatory multiplicity, and broader institutional hurdles in the Nigerian DMB sector, setting the stage for the research questions that guide this thesis.</text:p>
      <text:p text:style-name="Standard"/>
      <text:p text:style-name="Standard">### 1.1.1 Corporate Governance Issues: Emphasis on Transparency and Accountability</text:p>
      <text:p text:style-name="Standard"/>
      <text:p text:style-name="Standard">Corporate governance in Nigeria’s deposit money banking sector is pivotal for ensuring financial stability, yet it faces systemic challenges that undermine transparency and accountability—two essential pillars for fostering trust and safeguarding stakeholder interests. Transparency ensures stakeholders have access to accurate, timely, and comprehensive information about a bank’s financial and operational performance, while accountability holds management and boards responsible for their actions, aligning their interests with those of shareholders and other stakeholders (Solomon, 2020; Healy &amp; Palepu, 2001). In Nigeria, these principles are consistently eroded by deficiencies in board oversight, disclosure practices, stakeholder communication, audit controls, and executive compensation practices, leading to reduced investor trust, heightened regulatory scrutiny, and reputational damage, all of which contribute to heightened default risk. This subsection examines these issues within the Nigerian context, drawing on historical legacies, regulatory challenges, and specific cases like Oceanic Bank to highlight their impact, and proposes measures to strengthen governance and mitigate the risk of bank failures.</text:p>
      <text:p text:style-name="Standard"/>
      <text:p text:style-name="Standard">The board of directors, as the cornerstone of corporate governance, is responsible for overseeing management, setting strategic direction, and ensuring accountability to shareholders (Aguilera Ruiz Castillo, 2025; OECD, 2023). However, in Nigeria’s banking sector, boards often lack the independence and effectiveness needed to fulfill these roles. Historical government interference, particularly before 1986, and post-independence political appointments have fostered a culture of cronyism, with boards <text:soft-page-break/>frequently populated by unqualified or politically motivated members (Chinweoda et al., 2020; Nwoke et al., 2022). At Oceanic Bank, for example, the presence of family members such as Mrs. Ibru and Mr. Oboden Ibru on the board enabled insider loans, with over 75% of loans extended to entities controlled by the Ibru family, reflecting severe agency conflicts and weak oversight (Sanusi, 2009).</text:p>
      <text:p text:style-name="Standard"/>
      <text:p text:style-name="Standard">Transparent disclosure and reporting practices are vital for stakeholders to assess a bank’s financial health, yet Nigerian banks frequently engage in financial misstatements and fail to provide timely information. Many banks deviate from proper accounting standards, exploiting regulatory multiplicity to adopt less stringent codes, which distorts their financial position (Babajide et al., 2020; Osemeke &amp; Adegbite, 2016). During the 2009 banking crisis, for instance, weak oversight allowed banks like Oceanic Bank to conceal non-performing loans through inadequate reporting, delaying stakeholder awareness of financial distress (Olojede et al., 2020). While the shift of Audit Committee reports from voluntary to mandatory has aimed to improve transparency, their effectiveness is often compromised when committees lack independence, functioning at the behest of majority shareholders or management (Healy &amp; Palepu, 2001; Adegbite, 2014). This opacity erodes investor confidence and increases the risk of bank failures, as stakeholders cannot accurately gauge the bank’s stability (Ugochukwu, 2000).</text:p>
      <text:p text:style-name="Standard"/>
      <text:p text:style-name="Standard">Effective governance also requires robust stakeholder communication and the protection of rights, particularly for minority shareholders, but Nigerian banks often exhibit opaque decision-making and neglect these groups. Management frequently prioritizes its own interests over those of shareholders, a classic agency problem exacerbated by weak board oversight (Osemeke &amp; Adegbite, 2016). In the case of Oceanic Bank, decisions on insider loans and asset transfers to shell companies were made without transparent communication to shareholders, marginalizing minority voices and eroding trust (Sanusi, 2009). Regulatory multiplicity further complicates this issue, as conflicting codes—such as the NCCG’s “Apply and Explain” flexibility versus the CBN’s stricter mandates—create ambiguity in enforcing shareholder rights (Abdulmalik &amp; Ahmad, 2020). The absence of robust whistleblowing mechanisms, a key factor in the 2009 crisis, also stifles stakeholders’ ability to report misconduct, further entrenching opacity in decision-making and undermining accountability (Olojede et al., 2020).</text:p>
      <text:p text:style-name="Standard"/>
      <text:p text:style-name="Standard">Audit committees and internal controls are critical for ensuring transparency in financial reporting and detecting mismanagement, but in Nigeria, these mechanisms are often weak and subject to external auditor conflicts. Audit committees lack independence, with CAMA Section 359(4)’s mandate for equal representation of directors and shareholders undermined by majority shareholder influence (Adegbite, 2014). During the 2009 crisis, audit committees failed to rigorously review financial statements, allowing fraud and financial impropriety to go undetected (Olojede et al., 2020). External auditor conflicts, similar to those seen in global cases like Enron where auditors faced constraints in investigating company affairs, are also prevalent in Nigeria, weakening the oversight of internal controls and allowing financial misstatements to persist (Mallin, 2010; Rezaee et al., 2003; Hossain &amp; Hou, 2020). These deficiencies increase default risk by obscuring the true financial health of banks.</text:p>
      <text:p text:style-name="Standard"/>
      <text:p text:style-name="Standard">Executive compensation structures, intended to align management’s interests with those of shareholders, often foster misaligned incentives and lack transparency in Nigeria’s banking sector. Regulatory multiplicity creates discrepancies in remuneration policies, with codes like the SEC Code of 2011 requiring shareholder approval for compensation, while the NCCG allows more flexibility, leading to inconsistent practices (Osemeke &amp; Adegbite, 2016). At Oceanic Bank, undisclosed and excessive compensation to executives tied to the Ibru family facilitated insider dealings, prioritizing personal gain over shareholder interests (Sanusi, 2009). Such non-disclosure obscures accountability, as stakeholders <text:soft-page-break/>cannot assess whether incentives drive ethical performance, while the lack of performance-linked compensation allows executives to face little consequence for mismanagement, further increasing the risk of financial distress (Al-Shaer et al., 2022; Salehi et al., 2023).</text:p>
      <text:p text:style-name="Standard"/>
      <text:p text:style-name="Standard">These governance issues have profound consequences for transparency and accountability in Nigeria’s banking sector. Opaque decision-making, financial misstatements, and non-disclosure of compensation reduce investor trust, leaving them unable to make informed decisions, as evidenced by mass deposit withdrawals following the 2009 crisis (Ugochukwu, 2000). Regulatory scrutiny intensifies as agencies like the Central Bank of Nigeria (CBN) and the Financial Reporting Council of Nigeria (FRCN) struggle to enforce compliance amidst conflicting codes, with weak enforcement mechanisms failing to deter governance failures (Nwoke et al., 2023; Adegbite, 2012). Reputational damage follows, as public backlash against governance lapses—similar to global cases like United Airlines in 2017—erodes stakeholder confidence and impacts banks’ market standing (Shepardson, 2017). Collectively, these issues heighten default risk, underscoring the systemic consequences of governance deficiencies (Udo, 2020).</text:p>
      <text:p text:style-name="Standard"/>
      <text:p text:style-name="Standard">Addressing these challenges requires targeted measures to strengthen transparency and accountability. Boards must be made more independent by mandating nomination committees to ensure diverse, qualified, and impartial members, reducing the influence of concentrated ownership (Ogbechie, 2016; Fariha et al., 2022). Stricter enforcement of timely and accurate financial reporting, with audit committees empowered to operate independently, is essential to improve disclosure standards (Healy &amp; Palepu, 2001; Al-Shaer et al., 2022). Robust whistleblowing mechanisms and independent external audits can enhance internal controls, detecting and preventing financial impropriety (Olojede et al., 2020; Rezaee et al., 2003). Aligning executive compensation with performance, coupled with mandatory disclosure of remuneration policies, ensures incentives drive ethical behavior and enhance transparency (Salehi et al., 2023). Continuous monitoring through regular governance audits, stakeholder feedback, and regulatory harmonization is vital to sustain these reforms, aligning Nigeria’s banking sector with global best practices (Herbert &amp; Agwor, 2021; Beekes &amp; Brown, 2006).</text:p>
      <text:p text:style-name="Standard"/>
      <text:p text:style-name="Standard">In conclusion, transparency and accountability are indispensable for effective corporate governance in Nigeria’s deposit money banking sector, yet they are consistently undermined by systemic issues in board oversight, disclosure practices, stakeholder communication, audit controls, and executive compensation. These deficiencies, rooted in historical legacies and exacerbated by regulatory multiplicity, have led to reduced investor trust, heightened regulatory scrutiny, and reputational damage, contributing to persistent default risk (Udo, 2020; Kafidipe, 2021). Cases like Oceanic Bank illustrate how these governance failures—lacking independent oversight, concealing financial distress, and misaligning incentives—threaten financial stability and stakeholder confidence. Implementing measures such as strengthening board independence, improving disclosure standards, enhancing internal controls, and aligning compensation with performance is critical to restoring trust and mitigating default risk. Ongoing monitoring and regulatory harmonization will ensure these reforms are sustainable, aligning Nigeria’s banking governance with global standards and supporting its role in economic growth (King &amp; Levine, 1993; Siyanbola, 2019). This analysis sets the stage for further empirical exploration, as outlined in the research questions.</text:p>
      <text:p text:style-name="Standard"/>
      <text:p text:style-name="Standard">### 1.1.2 Default Risk and Nigerian Banks</text:p>
      <text:p text:style-name="Standard"/>
      <text:p text:style-name="Standard"><text:soft-page-break/>The Nigerian banking sector, particularly deposit money banks (DMBs), has faced recurrent defaults, exposing critical weaknesses in corporate governance, risk management, and regulatory oversight. These failures have destabilized the financial system, eroded stakeholder confidence, and required substantial government interventions. The causes of bank defaults in Nigeria are multifaceted, stemming from a complex interplay of institutional, economic, political, supervisory, and regulatory inadequacies, as identified by Ogunleye (2002). A primary driver is weak corporate governance, marked by inadequate board oversight, lack of transparency, and poor management practices. The Central Bank of Nigeria (CBN) has highlighted inefficient, incompetent, and unstable management as a key factor in collapses, such as that of Savannah Bank, once a top 10 financial institution. Governance failures often involve violations of best practices, including insider loans, unlawful credits, and transactions with shell companies controlled by bank insiders, amplifying moral hazard problems.</text:p>
      <text:p text:style-name="Standard"/>
      <text:p text:style-name="Standard">Agency issues further heighten the risk of default. The principal-agent problem, first articulated by Adam Smith (1776), reveals how managers may prioritize self-interest over the institution’s survival, especially in banks with concentrated ownership structures. Fernando et al. (2019) note that companies with concentrated ownership show a higher correlation with default than those with distributed ownership, as managers misuse depositors’ funds through special purpose vehicles (SPVs) for unjust enrichment (Abubakar, 2011). This contributes to elevated non-performing loans (NPLs).</text:p>
      <text:p text:style-name="Standard"/>
      <text:p text:style-name="Standard">Several high-profile cases illustrate the severity of bank defaults in Nigeria. Savannah Bank’s collapse, as noted by the CBN, was driven by managerial incompetence and instability, marking a significant loss for a once-prominent institution. In 2009, five major banks—Afribank, Finbank, Intercontinental Bank, Oceanic Bank, and Union Bank—holding 30% of the sector’s assets were declared insolvent due to excessive insider lending and poor governance, necessitating a ₦620 billion bailout (Sanusi, 2009). These events underscore how governance lapses, including weak board committees and unqualified directors, exacerbate default risks in a sector where regulatory multiplicity dilutes accountability.</text:p>
      <text:p text:style-name="Standard"/>
      <text:p text:style-name="Standard">The repercussions of bank defaults in Nigeria extend beyond individual institutions, threatening financial stability and stakeholder interests. High levels of non-performing loans strain capital adequacy, leading to reduced lending, eroded depositor confidence, and systemic contagion (Sanusi, 2009). The 2009 crisis, for instance, triggered depositor runs and necessitated government interventions, highlighting how poor governance undermines economic growth in an oil-dependent economy (Fadare, 2011).</text:p>
      <text:p text:style-name="Standard"/>
      <text:p text:style-name="Standard">In response to these crises, the Nigerian government and the CBN have implemented several measures to bolster stability and governance in deposit money banks. In 2006, a consolidation strategy aimed to strengthen banks by merging weaker institutions, while in 2009, the CBN mandated a minimum capital base of 25 billion naira (162 million) for insured banks (Onaolapo et al., 2019). These efforts sought to enhance resilience. The Asset Management Corporation of Nigeria (AMCON), established in 2010, absorbed toxic assets worth ₦4 trillion, injecting ₦620 billion into ten banks and dismissing eight managing directors, addressed immediate liquidity crises but also exposed deep-seated governance failures (Fadare, 2011). Regulatory actions extended to enforcement, with the CBN removing 178 bank executives and blacklisting 75 for weak governance practices tied to agency issues (Jimoh &amp; Iyoha, 2012). The NDIC played a critical role, managing insolvency, highlighting the scale of the challenge (Udo, 2020). Deposit insurance and prudential regulations, such as capital adequacy requirements and risk-based deposit insurance premiums, were introduced to protect depositors and curb risky behavior by bank owners reliant on government guarantees (Demirgüç-Kunt &amp; Huizinga, 2010; World Bank, <text:soft-page-break/>2019). Despite these measures, regulatory multiplicity and inconsistent enforcement remain obstacles. Post-consolidation, many banks grew in size but suffered from poor management, ill-functioning board committees, and a lack of expertise, undermining governance mechanisms (Abubakar, 2011). The CBN and scholars like Kasum (2014) stress that corporate governance and agency issues were leading contributors to the 2009 crisis, necessitating ongoing monitoring and evaluation to ensure the effectiveness of these reforms in protecting depositors and promoting sustainability.</text:p>
      <text:p text:style-name="Standard"/>
      <text:p text:style-name="Standard">The recurring defaults in Nigerian deposit money banks highlight the urgent need for a comprehensive approach to corporate governance and regulation. Weak governance, agency conflicts, and inadequate risk management have fueled systemic instability, with high non-performing loans and moral hazard problems posing ongoing threats. While consolidation, capital requirements, and regulatory interventions have provided temporary relief, the persistence of supervisory gaps and the lack of board expertise demand further reform. Addressing these challenges requires strengthening board oversight, enhancing transparency, and aligning regulatory frameworks to mitigate risk, protect stakeholders, and ensure the long-term stability of Nigeria’s banking sector. This research contributes to these efforts by examining corporate governance practices to propose actionable reforms that enhance financial stability in Nigeria’s banking sector, directly informing RQ1 and RQ3 on governance indices and reform-induced shifts in NPL dynamics.</text:p>
      <text:p text:style-name="Standard"/>
      <text:p text:style-name="Standard">### 1.1.3 Issues of Financial Regulatory Multiplicity in Nigeria</text:p>
      <text:p text:style-name="Standard"/>
      <text:p text:style-name="Standard">Regulatory multiplicity in corporate governance pertains to the presence of various codes of conduct that govern the behaviors and responsibilities of stakeholders within an industry (John, 2023; Ofo, 2013; Adegbite, 2014). There is an imperative for enhanced clarity regarding the definition and implementation of corporate governance codes, which serve to delineate the expected conduct of employees in particular situations (Brooks, 1989). This issue is especially evident in Nigeria, where conflicting legal frameworks undermine the autonomy of the Board of Directors and the Audit Committee. Such conflict arises from the ownership structures of firms and contributes to inadequate accounting and internal governance practices, as well as overlapping and conflicting rules and responsibilities (Abdulmalik, 2020).</text:p>
      <text:p text:style-name="Standard"/>
      <text:p text:style-name="Standard">Moreover, the state of corporate governance in Nigeria is still developing, given that the nation has been sovereign for only 65 years as of 2025. Approximately forty percent of listed companies demonstrate a lack of understanding regarding the principles of corporate governance, a situation that can be traced back to the pre-colonial period in Nigeria (Nwaukwa, 2024; Oromaraghako et al., 2021; Wilson, 2006). This highlights the critical need for comprehensive reforms in regulatory frameworks to enhance the effectiveness of corporate governance in the country.</text:p>
      <text:p text:style-name="Standard"/>
      <text:p text:style-name="Standard">To effectively address the unique characteristics of a country, including cultural and political ideologies, it is important for countries to have corporate governance regulations that cater to their specific needs and reflect their colonial influences (Senaratne &amp; Gunaratne, 2008; Lu et al., 2009; Ahunwan, 2002; Adegbite &amp; Nakajima, 2011; Okike &amp; Adegbite, 2012). Governments regulate companies, and companies are held legally accountable through their directors to shareholders and stakeholders through the concept of the ’corporate social contract’ (Brooks, 1989). Cultural peculiarities and colonial influence have resulted in a lack of objective regulations in the Nigerian context, where banks are unable to facilitate the development of effective legislation in the banking industry (Ugochukwu, 2000).</text:p>
      <text:p text:style-name="Standard"/>
      <text:p text:style-name="Standard"><text:soft-page-break/>Despite the increasing recognition of the need for effective corporate governance regulations, there is a lack of literature on the implications of regulatory multiplicity at the national level (Adegbite, 2012, 2014). On one hand, soft law promotes autonomy by encouraging voluntary compliance with good governance practices, while on the other hand, statutes carry a legal burden of responsibility for non-compliance (Adegbite, 2012, 2014). The argument for a statutory system of corporate governance in Nigeria is reinforced by the frequent failures of listed companies, linked to inadequate enforcement of regulations by regulatory agencies in addition to the saturation of regulations (Nwoke et al., 2023; Tayo-Tiwo, 2020). This position is substantiated by Wilson (2006), emphasizing the crucial role of strict adherence to fundamental principles of corporate governance.</text:p>
      <text:p text:style-name="Standard"/>
      <text:p text:style-name="Standard">The argument for an effective statutory system of corporate governance in Nigeria is further supported by the position of the Organization for Economic Cooperation and Development (OECD). The OECD posits that, in countries with weak judicial systems, such as Nigeria (Abdulmalik, 2020), independent regulatory enforcement may be more effective than judicial enforcement (Nwoke et al., 2023; Oman, 2001). This highlights the importance of regulatory agencies in promoting compliance with corporate governance principles and ensuring the accountability and transparency of listed companies. The issues of regulatory multiplicity continue to evolve with the development of new codes of conduct or revisions to existing regulations, exacerbating the proliferation of codes within Nigeria (Tayo-Tiwo, 2020; Abdulmalik, 2020; Adegbite, 2014).</text:p>
      <text:p text:style-name="Standard"/>
      <text:p text:style-name="Standard">However, the existence of multiple codes within a single country can address the specific needs of different firms and industries (Engle, 2007; Moghalu, 2011). Despite its potential benefits, this approach to corporate governance is also met with controversy. Some argue that multiple self-regulatory codes increase investor confidence (Macey &amp; O’Hara, 2003; BCBS, 2005, 2006; Hoffmann, 1998), while others argue that it creates an environment of uncertainty and lack of cohesion among firms (Osemeke et al., 2016; Adegbite, 2014). Additionally, this uncertainty of applicable code can lead to weak enforcement and difficulty in distinguishing between firms that comply with good governance practices and those that do not, as is the case in Nigeria (Brooks, 1989; Abdulmalik, 2020; Wilson, 2006).</text:p>
      <text:p text:style-name="Standard"/>
      <text:p text:style-name="Standard">The Nigerian deposit money banking industry operates within a corporate governance framework that is both extensive and fragmented (Olojede et al., 2020). This landscape is characterized by the proliferation of multiple regulatory codes, which create a complex and often contradictory environment for financial institutions (Abdulmalik, 2020). The coexistence of various governance frameworks, each overseen by different regulatory bodies, has generated challenges that impinge on decision-making processes and the quality of corporate governance within the banking sector (Shaba, 2024). The Companies and Allied Matters Act (CAMA) 2020 serves as the cornerstone of corporate governance regulations in Nigeria, overseen by the Corporate Affairs Commission (CAC). As an overarching legal framework, CAMA governs company formation, board structures, shareholder rights, and compliance for registered entities. For example, it mandates the appointment of at least two directors (except for small companies), the organization of shareholder meetings, and the filing of annual reports (Muse, 2024). However, its general application to all companies often causes conflicts when it intersects with sector-specific codes, such as its provisions on director remuneration, which might contradict more stringent guidelines issued by regulators in the banking sector.</text:p>
      <text:p text:style-name="Standard"/>
      <text:p text:style-name="Standard">The Nigerian Code of Corporate Governance (NCCG) 2018, issued by the Financial Reporting Council of Nigeria (FRCN), is a principles-based framework. It adopts an "Apply and Explain" approach, <text:soft-page-break/>requiring companies to either implement the code’s principles or explain their non-compliance (Osemeke et al., 2016; Abdulmalik, 2020). While this approach theoretically provides flexibility, it also introduces ambiguities. Firms in the deposit money banking industry may exploit this by circumventing certain principles, such as board diversity or whistleblowing frameworks, when explanations of inapplicability suffice. The result is inconsistent governance practices (Nwaukwa, 2024). Moreover, since the NCCG does not override sector-specific codes, such as those issued by the Central Bank of Nigeria (CBN), banks are often forced to navigate overlapping and sometimes conflicting governance requirements (Tayo-Tiwo, 2020).</text:p>
      <text:p text:style-name="Standard"/>
      <text:p text:style-name="Standard">The CBN has issued strict and comprehensive codes to address governance in the financial sector, including the "Code of Corporate Governance for Banks and Discount Houses in Nigeria" (2014) and the "Code of Corporate Governance for Other Financial Institutions" (2019). These emphasize critical aspects such as board independence, risk management, and transparency—requirements tailored to address past challenges in the banking sector, such as the 2009 banking crisis (Iwedi et al., 2024). These codes are mandatory for banks and provide less room for flexibility compared to the NCCG (Tayo-Tiwo, 2020). However, conflicts arise because the CBN codes, while specific, may diverge from broader governance frameworks like the NCCG or other sectoral guidelines, for example, on risk management committee structures or diversity requirements (Odiase, 2024). Similarly, the Securities and Exchange Commission’s (SEC) Code of Corporate Governance for Public Companies (2011) introduces additional layers of governance aimed at protecting shareholder rights and ensuring board independence (Nwaukwa et al., 2024; Odiase, 2023). This code also conflicts at times with others, creating discrepancies that banks can exploit. For example, the SEC’s stricter limits on interlocking directorships may clash with the CBN’s relatively lenient provisions, leaving room for selective adherence based on convenience or management preference.</text:p>
      <text:p text:style-name="Standard"/>
      <text:p text:style-name="Standard">Regulatory fragmentation has its roots in Nigeria’s attempts to strengthen corporate governance following major crises, notably the 2009 banking sector collapse caused by unethical practices and weak oversight (Egbunike, 2023). While the intention has been to improve governance through multiple regulations tailored to specific issues, the resultant framework is disjointed and lacking in coordination. This has not only increased compliance costs but also slowed down decision-making processes. Furthermore, managers and boards exploit the gaps and overlaps between different codes, contributing to what has been identified in the literature as the agency problem—the prioritizing of the interests of managers over those of shareholders and other stakeholders (Kafidipe et al., 2021). The legal and disciplinary ambiguity inherent in regulatory multiplicity exacerbates this issue (Nwaukwa et al., 2024; Egbunike, 2023).</text:p>
      <text:p text:style-name="Standard"/>
      <text:p text:style-name="Standard">For instance, the NCCG’s discretionary "Apply and Explain" approach allows companies to justify non-compliance with principles, such as whistleblowing or risk management, which are crucial for protecting stakeholder interests (Agbo, 2023). By contrast, the CBN’s mandatory compliance requirements impose stricter standards, but these often encourage companies to prioritize less stringent codes to manage their compliance risks. This flexibility has significant implications in contexts such as board independence, internal audit functions, and transparency (Ogunbameru &amp; Alabi, 2023). For example, the lack of adequate whistleblowing mechanisms has been linked to the concealment of fraud and conflicts of interest, as highlighted during the 2009 crisis (Olojede et al., 2020; Nwoke et al., 2023). Weak enforcement compounds the problems associated with regulatory multiplicity. Despite the stringent provisions contained in CAMA, the NCCG, or the CBN codes, enforcement mechanisms remain inconsistent (Abdulmalik &amp; Ahmad, 2020). The FRCN, tasked with monitoring compliance <text:soft-page-break/>with the NCCG, lacks the authority to override sectoral regulators like the CBN, while shareholder associations lack the legal backing to enforce governance rules. According to Adegbite (2012), inadequate enforcement, combined with the fragmented nature of Nigeria’s regulatory system, weakens the credibility of the country’s corporate governance framework.</text:p>
      <text:p text:style-name="Standard"/>
      <text:p text:style-name="Standard">Another critical dimension to corporate governance in the Nigerian deposit money banking sector is the structure and independence of boards and audit committees (Osezua &amp; Ude, 2023). The composition of these governance bodies is heavily influenced by ownership structures, often leading to limited independence. Research indicates that approximately 61% of Nigerian banks exhibit concentrated ownership, which stifles board autonomy and perpetuates agency conflicts (Abdulmalik &amp; Ahmad, 2020).</text:p>
      <text:p text:style-name="Standard"/>
      <text:p text:style-name="Standard">To facilitate the development of an effective corporate governance framework in Nigeria, it is crucial to address the structural challenges posed by regulatory multiplicity, weak enforcement mechanisms, and excessive ownership influence. Existing literature emphasizes the significance of transparent accounting practices and robust regulatory enforcement in mitigating information asymmetry between managers, shareholders, and other stakeholders (Efunniyi et al., 2024; Yahaya et al., 2023; Ayogu, 2023; Salehi &amp; Zimon, 2023; Karsono, 2023; Al-Shaer et al., 2022; Mason, 2020; Rezaee, 2003). These studies collectively argue that achieving a harmonized governance framework while empowering regulators to enforce uniform compliance is fundamental to aligning Nigeria’s corporate governance landscape with global best practices. In the absence of such reforms, systemic inefficiencies will persist, thereby undermining governance outcomes and the broader stability of the financial sector.</text:p>
      <text:p text:style-name="Standard"/>
      <text:p text:style-name="Standard">In addressing Nigeria’s fragmented governance framework, a concerted effort is needed to streamline and harmonize conflicting regulatory codes governing the deposit money banking industry. Collaboration among regulatory agencies is essential to establish a unified framework that promotes accountability while reducing the economic burden of compliance. Key structural reforms, such as the mandatory adoption of nomination committees and strengthened independence for both board and audit committees, are also critical to fostering transparency and accountability in the banking sector. Failure to implement these measures risks perpetuating the current challenges arising from regulatory multiplicity and agency problems, which in turn threaten the operational stability and growth prospects of Nigerian banks.</text:p>
      <text:p text:style-name="Standard"/>
      <text:p text:style-name="Standard">Conflicting regulatory codes remain a pressing issue for Nigerian deposit money banks, as they often present contradictions and create inconsistencies that have far-reaching consequences for stakeholders. This challenge emphasizes the urgent need for an in-depth review and proper implementation of governance codes to address these conflicts and reduce their potentially harmful impact on banking operations. For instance, Osemeke and Adegbite (2016) found that 67% of Nigerian banks selectively comply with the least stringent code, leading to inconsistent application of transparency and accountability standards.</text:p>
      <text:p text:style-name="Standard"/>
      <text:p text:style-name="Standard">The persistence of conflicting regulatory frameworks not only disrupts the day-to-day operations of Nigerian deposit money banks but also poses systemic risks to their long-term stability and resilience. Addressing these challenges forms a key focus of this research, particularly in exploring how governance mechanisms—such as audit committee independence and regulatory clarity and enforcement consistency—influence the risk of bank default within the context of regulatory multiplicity in the Nigerian deposit money banking industry. These governance structures are vital tools <text:soft-page-break/>for mitigating agency problems and reinforcing internal controls, which remain crucial within a financial sector characterized by overlapping and occasionally contradictory regulatory requirements. This analysis directly informs RQ4 on perceived regulatory clarity improvements and their causal impact on NPL declines.</text:p>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Code</text:p>
            </table:table-cell>
            <table:table-cell table:style-name="Table1.A1" office:value-type="string">
              <text:p text:style-name="Table_20_Heading">Governing Body</text:p>
            </table:table-cell>
            <table:table-cell table:style-name="Table1.A1" office:value-type="string">
              <text:p text:style-name="Table_20_Heading">Key Provisions</text:p>
            </table:table-cell>
            <table:table-cell table:style-name="Table1.A1" office:value-type="string">
              <text:p text:style-name="Table_20_Heading">Enforcement Approach</text:p>
            </table:table-cell>
            <table:table-cell table:style-name="Table1.A1" office:value-type="string">
              <text:p text:style-name="Table_20_Heading">Conflicts with Other Codes</text:p>
            </table:table-cell>
          </table:table-row>
        </table:table-header-rows>
        <table:table-row>
          <table:table-cell table:style-name="Table1.A1" office:value-type="string">
            <text:p text:style-name="Table_20_Contents">CAMA 2020</text:p>
          </table:table-cell>
          <table:table-cell table:style-name="Table1.A1" office:value-type="string">
            <text:p text:style-name="Table_20_Contents">Corporate Affairs Commission (CAC)</text:p>
          </table:table-cell>
          <table:table-cell table:style-name="Table1.A1" office:value-type="string">
            <text:p text:style-name="Table_20_Contents">Company formation, board structures, shareholder rights, annual reporting; mandates at least two directors and equal audit committee representation.</text:p>
          </table:table-cell>
          <table:table-cell table:style-name="Table1.A1" office:value-type="string">
            <text:p text:style-name="Table_20_Contents">Statutory, mandatory with legal penalties.</text:p>
          </table:table-cell>
          <table:table-cell table:style-name="Table1.A1" office:value-type="string">
            <text:p text:style-name="Table_20_Contents">General provisions on remuneration and directorships may contradict sector-specific CBN limits on tenure and independence.</text:p>
          </table:table-cell>
        </table:table-row>
        <table:table-row>
          <table:table-cell table:style-name="Table1.A1" office:value-type="string">
            <text:p text:style-name="Table_20_Contents">NCCG 2018</text:p>
          </table:table-cell>
          <table:table-cell table:style-name="Table1.A1" office:value-type="string">
            <text:p text:style-name="Table_20_Contents">Financial Reporting Council of Nigeria (FRCN)</text:p>
          </table:table-cell>
          <table:table-cell table:style-name="Table1.A1" office:value-type="string">
            <text:p text:style-name="Table_20_Contents">Principles-based; “Apply and Explain” for board diversity, risk management, whistleblowing.</text:p>
          </table:table-cell>
          <table:table-cell table:style-name="Table1.A1" office:value-type="string">
            <text:p text:style-name="Table_20_Contents">Voluntary with explanations for non-compliance.</text:p>
          </table:table-cell>
          <table:table-cell table:style-name="Table1.A1" office:value-type="string">
            <text:p text:style-name="Table_20_Contents">Flexibility allows circumvention of stricter CBN mandates on risk committees and diversity.</text:p>
          </table:table-cell>
        </table:table-row>
        <table:table-row>
          <table:table-cell table:style-name="Table1.A1" office:value-type="string">
            <text:p text:style-name="Table_20_Contents">CBN Guidelines 2023</text:p>
          </table:table-cell>
          <table:table-cell table:style-name="Table1.A1" office:value-type="string">
            <text:p text:style-name="Table_20_Contents">Central Bank of Nigeria (CBN)</text:p>
          </table:table-cell>
          <table:table-cell table:style-name="Table1.A1" office:value-type="string">
            <text:p text:style-name="Table_20_Contents">Board independence (50% independent directors), risk management, CEO tenure limits (two 5-year terms).</text:p>
          </table:table-cell>
          <table:table-cell table:style-name="Table1.A1" office:value-type="string">
            <text:p text:style-name="Table_20_Contents">Mandatory for banks, with sanctions for non-compliance.</text:p>
          </table:table-cell>
          <table:table-cell table:style-name="Table1.A1" office:value-type="string">
            <text:p text:style-name="Table_20_Contents">Diverges from NCCG’s discretionary approach; stricter on interlocking directorships than SEC Code.</text:p>
          </table:table-cell>
        </table:table-row>
        <table:table-row>
          <table:table-cell table:style-name="Table1.A1" office:value-type="string">
            <text:p text:style-name="Table_20_Contents">SEC Code 2011</text:p>
          </table:table-cell>
          <table:table-cell table:style-name="Table1.A1" office:value-type="string">
            <text:p text:style-name="Table_20_Contents">Securities and Exchange Commission (SEC)</text:p>
          </table:table-cell>
          <table:table-cell table:style-name="Table1.A1" office:value-type="string">
            <text:p text:style-name="Table_20_Contents">Shareholder rights protection, board independence, limits on interlocking directorships.</text:p>
          </table:table-cell>
          <table:table-cell table:style-name="Table1.A1" office:value-type="string">
            <text:p text:style-name="Table_20_Contents">Mandatory for public companies, with regulatory oversight.</text:p>
          </table:table-cell>
          <table:table-cell table:style-name="Table1.A1" office:value-type="string">
            <text:p text:style-name="Table_20_Contents">Stricter directorship limits conflict with CBN’s more lenient provisions, enabling selective compliance.</text:p>
          </table:table-cell>
        </table:table-row>
      </table:table>
      <text:p text:style-name="Standard"/>
      <text:p text:style-name="Standard"/>
      <text:p text:style-name="Standard">*Table 1.1: Corporate Governance Codes for Deposit Money Banks in Nigeria (2025)*</text:p>
      <text:p text:style-name="Standard"/>
      <text:p text:style-name="Standard">### 1.1.4 Bank Governance Challenges in Nigeria</text:p>
      <text:p text:style-name="Standard"/>
      <text:p text:style-name="Standard">The historical evolution of corporate governance in Nigeria, particularly within the deposit money banking sector, is deeply intertwined with its pre-colonial and colonial legacies, highlighting a complex legal and institutional heritage that continues to shape its current challenges (Brennan &amp; Solomon, 2008). Pre-colonial Nigeria consisted of distinct regional governance systems, such as those of the Hausa-Fulani, Yoruba, and Igbo, which operated through customary laws, monarchies, and communal structures. These frameworks, though informal by Western standards, were legitimate and effective systems for regulating trade, resolving disputes, and allocating resources (Altin, 2024; Elias, 2024). Businesses during this era were often family-owned or organized through community-based guilds, lacking the formal corporate governance structures seen today.</text:p>
      <text:p text:style-name="Standard"/>
      <text:p text:style-name="Standard"><text:soft-page-break/>The colonial period (1861–1960) marked significant changes to Nigeria’s governance systems. British colonial administrators imposed foreign legal frameworks, such as the Companies Ordinance of 1912, modeled on the UK Companies Act (Agamah, 2024). These provisions were tailored to serve colonial enterprises like the Royal Niger Company and were exploitative in intent, prioritizing the colonial government’s agenda over the developmental needs of local businesses (Elias, 2024). They introduced Western corporate concepts, including limited liability and boards, but failed to integrate the socio-economic realities of Nigeria, disregarding indigenous governance systems and embedding a rigid legal template that persisted post-independence (Adegbite et al., 2012).</text:p>
      <text:p text:style-name="Standard"/>
      <text:p text:style-name="Standard">Following independence in 1960, Nigeria inherited this colonial legal infrastructure, which presented significant challenges in developing a governance system aligned with its economic and institutional realities (Elias, 2024). Instead of replacing colonial laws entirely, policymakers amended and expanded the existing framework, as seen in the Companies Act of 1968 (later replaced by the Companies and Allied Matters Act, 2020, or CAMA). These adaptations aimed to modernize the governance structure to support a growing economy and attract foreign investment. However, gaps in institutional capacity and the necessity for legal continuity limited progress, impeding the creation of a cohesive governance model suited to the Nigerian context (Udo, 2020). As Nigeria’s economy grew, particularly in sectors like oil, telecommunications, and banking, regulatory bodies such as the Central Bank of Nigeria (CBN), the Securities and Exchange Commission (SEC), and the Nigerian Communications Commission (NCC) emerged. These institutions sought to address sector-specific issues by introducing additional governance codes. However, rather than replacing the colonial legal foundation, newer frameworks were layered on top, resulting in conflicting and overlapping regulations. For example, Section 279 of CAMA outlines general director duties, which can conflict with the more detailed governance requirements of the CBN Code, creating ambiguity for banks operating under these intersecting guidelines (Osemeke &amp; Adegbite, 2016).</text:p>
      <text:p text:style-name="Standard"/>
      <text:p text:style-name="Standard">This history of regulatory multiplicity contributes to ongoing governance challenges in the Nigerian deposit money banking system (Babajide et al., 2020). Cases of fraud and mismanagement have highlighted the inadequacies of current governance structures. Despite regulatory instruments such as the CBN Act, the Banks and Other Financial Institutions Act (BOFIA), and the Nigeria Deposit Insurance Corporation (NDIC) Act, enforcement remains weak (Nwoke et al., 2023). The CBN Act of 2007 grants the Central Bank autonomy to oversee financial institutions, while BOFIA ensures regulatory powers over banking operations (Obadire et al., 2022). However, enforcement of these laws is undermined by institutional weaknesses, such as outdated sanctions and resource constraints, as noted in the ROSC (2004) report (Azoro et al., 2022). The conflicts between regulatory frameworks exacerbate governance challenges for Nigerian deposit money banks. For example, while the CBN Code explicitly prohibits family members from simultaneously occupying key board positions such as Chairman and CEO, the SEC Code (2011) does not impose similar limitations, creating regulatory inconsistencies. This misalignment fosters opportunities for regulatory arbitrage, enabling banks to selectively comply with mandatory codes like the CBN’s while neglecting voluntary recommendations from the SEC. Consequently, such contradictions weaken the impact of governance reforms and foster institutional accountability within the banking sector (Osemeke &amp; Adegbite, 2016).</text:p>
      <text:p text:style-name="Standard"/>
      <text:p text:style-name="Standard">The relationship between board structure and organizational performance in the Nigerian deposit money banking industry further complicates reform efforts. Globally, empirical studies have yielded mixed findings on whether board size and complexity correlate with organizational performance. While some studies indicate no significant relationship (Romano et al., 2012; Al Hawary, 2011), others suggest <text:soft-page-break/>varying outcomes based on institutional and cultural contexts (Adams &amp; Mehran, 2003; Trabelsi, 2010). In Nigeria, governance obstacles such as concentrated ownership and unqualified board members further undermine the potential for effective oversight, even when formal governance frameworks are in place.</text:p>
      <text:p text:style-name="Standard"/>
      <text:p text:style-name="Standard">Enforcement gaps across regulatory institutions amplify these challenges. Reports such as the ROSC (2004) indicate that the CBN lacks sufficient capacity to ensure compliance with financial reporting standards, while the SEC struggles with effective oversight within the capital markets. These structural deficiencies have allowed instances of governance failure, such as mismanagement and financial impropriety, to persist in the banking sector, eroding trust and stability (Nwoke, 2023).</text:p>
      <text:p text:style-name="Standard"/>
      <text:p text:style-name="Standard">To address these critical issues, it is imperative to unify and harmonize Nigeria’s regulatory frameworks while bolstering enforcement capabilities. Streamlining governance codes would reduce ambiguities and foster coherence in regulatory oversight (Osemeke &amp; Adegbite, 2016). Furthermore, research into the connection between board composition and performance in Nigerian deposit money banks could offer evidence-based insights into effective governance practices. Strengthening institutional capacity and aligning governance practices with the local context are essential to improving transparency, accountability, and overall governance outcomes in the financial sector. Corporate governance challenges in Nigeria’s deposit money banking industry are deeply rooted in the historical legacy of colonial legal systems, compounded by regulatory overlaps and institutional inefficiencies. While reforms have been introduced to improve governance structures, the persistence of conflicting regulations and weak enforcement undermines their effectiveness. A consistent and localized approach to governance, coupled with stronger regulatory enforcement, is vital to ensuring the long-term sustainability and resilience of Nigerian deposit money banks. This research particularly examines how governance mechanisms, such as audit committee independence and management qualifications, interact with regulatory clarity to influence non-performing loan (NPL) ratios, providing insights into mitigating default risk in the context of Nigeria’s fragmented regulatory environment, thereby advancing RQ2 and RQ4.</text:p>
      <text:p text:style-name="Standard"/>
      <text:p text:style-name="Standard">This backdrop necessitates a methodical investigation into the interdependencies between corporate governance mechanisms and NPL dynamics, as articulated in the research questions that guide this thesis. By examining these elements through a mixed-methods lens—encompassing panel fixed-effects on 160 bank-years and bootstrapped mediation on 234 stakeholder perceptions—the study aims to yield practicable insights for enhancing governance efficacy in Nigeria’s DMB sector.</text:p>
      <text:p text:style-name="Standard"/>
      <text:p text:style-name="Standard">## 1.2 Problem Statement</text:p>
      <text:p text:style-name="Standard"/>
      <text:p text:style-name="Standard">Despite successive regulatory interventions in Nigeria’s deposit money banking (DMB) sector, including the Central Bank of Nigeria’s (CBN) 2014 Code of Corporate Governance, the Nigerian Code of Corporate Governance (NCCG) 2018, the Companies and Allied Matters Act (CAMA) 2020, and the CBN’s 2023 Guidelines on Board Composition and Tenure, non-performing loan (NPL) ratios persist at elevated levels, underscoring a critical empirical gap. Historical data reveal recurrent crises.</text:p>
      <text:p text:style-name="Standard"/>
      <text:p text:style-name="Standard">On the practical front, while governance frameworks mandate robust board structures and disclosure protocols, enforcement remains fragmented and ineffective, particularly in ensuring audit committee independence and operational adherence. Audit committees, intended to safeguard financial reporting integrity, often lack genuine autonomy due to insider dominance and familial entanglements, which <text:soft-page-break/>perpetuate opacity and enable asset misclassification (Adegbite, 2014; Abdulmalik &amp; Ahmad, 2020). Consequently, practices such as whistleblowing and risk oversight falter, allowing non-performing assets to accumulate unchecked amid weak internal controls. This gap is exacerbated in an environment where compliance indices, though formally adopted, are undermined by cultural norms favoring relational networks over meritocratic accountability, thereby hindering the translation of policy intent into tangible risk mitigation (Kafidipe, 2021).</text:p>
      <text:p text:style-name="Standard"/>
      <text:p text:style-name="Standard">Theoretically, extant literature predominantly isolates singular governance elements—such as board composition or ownership structures—without synthesizing the interplay among disclosure, practice, and compliance indices, thus overlooking their collective modulation of NPL dynamics. Agency theory posits that misaligned incentives precipitate moral hazards, yet few studies integrate stewardship theory’s emphasis on intrinsic motivations or institutional theory’s focus on regulatory embeddedness to explain governance failures in emerging markets (Jensen &amp; Meckling, 1976; Davis et al., 1997; Scott, 2014). Signalling theory further suggests that enhanced disclosures could convey credibility to stakeholders, but empirical validations in Nigeria remain sparse, particularly post-2014, where reforms aligned with Basel III and OECD principles have theoretically bolstered transparency without commensurate theoretical reconciliation (OECD, 2023; BCBS, 2010). This fragmentation limits a holistic understanding of how governance apparatuses attenuate default risks in oil-dependent economies.</text:p>
      <text:p text:style-name="Standard"/>
      <text:p text:style-name="Standard">Methodologically, while quantitative analyses dominate, they often rely on cross-sectional designs or simple regressions, neglecting mixed-methods approaches that combine longitudinal panel data with perceptual surveys and bootstrapped mediation models to unpack causal pathways. For instance, prior research employs ordinary least squares without fixed effects to control for unobserved heterogeneities, thereby inflating spurious correlations amid Nigeria’s volatile macroeconomic context (Osita et al., 2019; Natufe &amp; Evbayiro-Osagie, 2023). The scarcity of studies incorporating Hayes’ Process Model 4 for mediation or difference-in-differences frameworks to assess reform impacts further constrains inferences on governance’s temporal evolution, especially in integrating stakeholder perceptions from 234 respondents across 10 DMBs with 160 bank-year observations (Hayes, 2018; Baltagi, 2021).</text:p>
      <text:p text:style-name="Standard"/>
      <text:p text:style-name="Standard">Regulatory multiplicity compounds these issues, as overlapping mandates from the CBN, Nigeria Deposit Insurance Corporation (NDIC), Securities and Exchange Commission (SEC), and Financial Reporting Council of Nigeria (FRCN) engender compliance ambiguities and enforcement inconsistencies. This fragmentation, rooted in institutional silos, dilutes accountability and enforcement, fostering arbitrage opportunities, where banks navigate divergent guidelines—such as CBN’s executive vetting versus SEC’s disclosure requirements—leading to suboptimal governance outcomes (Adegboye, 2020; Udo, 2020). Comparative insights from Ghana and South Africa highlight that harmonized regimes enhance clarity, yet Nigeria’s post-2020 efforts remain nascent, perpetuating inefficiencies amid economic shocks.</text:p>
      <text:p text:style-name="Standard"/>
      <text:p text:style-name="Standard">Collectively, these gaps culminate in persistent credit fragility, eroding stakeholder confidence, constraining lending activities, and impeding broader economic growth in a sector pivotal to Nigeria’s GDP. These gaps collectively necessitate an integrated inquiry into how governance mechanisms and regulatory coherence shape NPL ratios in Nigerian DMBs.</text:p>
      <text:p text:style-name="Standard"/>
      <text:p text:style-name="Standard"><text:soft-page-break/>These objectives collectively operationalize the thesis’s mixed-methods architecture, integrating longitudinal quantitative analysis with cross-sectional perceptual insights to yield robust, practicable recommendations for governance unification and reform efficacy in Nigeria’s banking sector.</text:p>
      <text:p text:style-name="Standard"/>
      <text:p text:style-name="Standard">## 1.3 Research Aim and Objectives</text:p>
      <text:p text:style-name="Standard"/>
      <text:p text:style-name="Standard">### 1.3.1 Aim</text:p>
      <text:p text:style-name="Standard"/>
      <text:p text:style-name="Standard">The overarching aim of this thesis is to examine how corporate governance indices and regulatory clarity affect non-performing loan ratios in Nigerian deposit money banks between 2009 and 2025, thereby disentangling the interdependencies between governance mechanisms, institutional reforms, and default risk amid persistent sectoral vulnerabilities.</text:p>
      <text:p text:style-name="Standard"/>
      <text:p text:style-name="Standard">### 1.3.2 Objectives</text:p>
      <text:p text:style-name="Standard"/>
      <text:p text:style-name="Standard">1. To examine the extent to which corporate governance indices—encompassing disclosure via the Corporate Governance Disclosure Index, practice through the Practice Index, and compliance with the Compliance Index—modulate non-performing loan ratios in Nigerian deposit money banks from 2009 to 2024, while controlling for bank size, capital adequacy, and macroeconomic factors such as GDP growth, inflation, and oil prices.</text:p>
      <text:p text:style-name="Standard"/>
      <text:p text:style-name="Standard">2. To evaluate the degree to which audit committee independence reduces 2024 non-performing loan ratios in Nigerian deposit money banks, and to assess whether this relationship is partially mediated by enhanced financial reporting integrity as perceived by bank insiders.</text:p>
      <text:p text:style-name="Standard"/>
      <text:p text:style-name="Standard">3. To determine whether the linkage between corporate governance disclosure and non-performing loan ratios shifts from statistically insignificant in the pre-reform period (2009–2014) to significantly negative in the post-reform period (2016–2024), attributable to Central Bank of Nigeria mandates that enhance disclosure credibility through board tenure limits, at least 50% independent directors, and executive vetting.</text:p>
      <text:p text:style-name="Standard"/>
      <text:p text:style-name="Standard">4. To assess the extent to which perceived regulatory clarity improvements from Central Bank of Nigeria and Securities and Exchange Commission harmonization (2020–2025) cause declines in non-performing loan ratios (β &lt; 0, p &lt; .05), while controlling for economic shocks such as devaluation and inflation.</text:p>
      <text:p text:style-name="Standard"/>
      <text:p text:style-name="Standard">## 1.4 Research Questions</text:p>
      <text:p text:style-name="Standard"/>
      <text:p text:style-name="Standard">1.3 Research Questions <text:s/></text:p>
      <text:p text:style-name="Standard">This thesis articulates four research questions to methodically disentangle the interdependencies between corporate governance apparatuses and default risk in Nigeria's deposit money banking (DMB) sector, operationalized via non-performing loan (NPL) ratios. These inquiries emanate from enduring governance erosions that have instigated recurrent crises, while incorporating methodological innovations such as bootstrapped mediation on 234 stakeholder perceptions across 10 DMBs and panel fixed-effects across 160 bank-years. Each question corresponds to hypotheses and objectives, utilizing a mixed-methods architecture—longitudinal quantitative for questions one and three, cross-sectional <text:soft-page-break/>blended for two and four—to yield practicable insights amid regulatory fragmentation and reform evolutions.</text:p>
      <text:p text:style-name="Standard"/>
      <text:p text:style-name="Standard">RQ1: To what extent do corporate governance indices—encompassing disclosure via the Corporate Governance Disclosure Index, practice through the Practice Index, and compliance with the Compliance Index—modulate NPL ratios in Nigerian DMBs from 2009 to 2024, controlling for bank size, capital adequacy, and macroeconomic factors like GDP growth, inflation, and oil prices? <text:s/></text:p>
      <text:p text:style-name="Standard">RQ2: To what degree does audit committee independence reduce 2024 NPL ratios in Nigerian DMBs, and is this relationship partially mediated by enhanced financial reporting integrity as perceived by bank insiders? <text:s/></text:p>
      <text:p text:style-name="Standard">RQ3: Does the linkage between corporate governance disclosure and NPL ratios shift from statistically insignificant pre-reform (2009–2014) to significantly negative post-reform (2016–2024), attributable to CBN mandates that enhance disclosure credibility through board tenure limits, ≥50% independent directors, and executive vetting? <text:s/></text:p>
      <text:p text:style-name="Standard">RQ4: To what extent do perceived regulatory clarity improvements from CBN and SEC harmonization (2020–2025) cause NPL ratio declines (β &lt; 0, p &lt; .05), controlling for economic shocks such as devaluation and inflation?</text:p>
      <text:p text:style-name="Standard"/>
      <text:p text:style-name="P1">1.5 Hypothesis Development</text:p>
      <text:p text:style-name="P1"/>
      <text:p text:style-name="P1">This section formulates testable hypotheses grounded in the theoretical synthesis of agency, stewardship, institutional, and signalling theories, as delineated in Section 1.5. These propositions emanate from the empirical voids and contextual imperatives in Nigeria's deposit money banking (DMB) sector, where governance erosions—manifested through opaque disclosures, weak operational practices, and compliance lapses—have perpetuated elevated non-performing loan (NPL) ratios amid regulatory fragmentation. By mapping each hypothesis to the corresponding research question, this framework operationalizes the interdependencies between governance mechanisms and default risk, controlling for confounding factors such as bank size, capital adequacy, and macroeconomic volatilities. The hypotheses are posited to guide the mixed-methods inquiry, with longitudinal panel regressions testing directional associations for RQ1 and RQ3, and bootstrapped mediation models elucidating pathways for RQ2 and RQ4. This approach not only corroborates theoretical tenets but extends them to emerging market contexts, where institutional pressures intersect with agency conflicts to shape risk outcomes.</text:p>
      <text:p text:style-name="P1"/>
      <text:p text:style-name="P1">### 1.5.1 Hypothesis for RQ1</text:p>
      <text:p text:style-name="P1"/>
      <text:p text:style-name="P1">Agency theory underscores that governance mechanisms attenuate moral hazards by aligning managerial incentives with stakeholder interests, thereby curbing opportunistic behaviors that inflate NPL ratios through insider lending and risk misallocation (Jensen &amp; Meckling, 1976). Complementarily, institutional theory posits that regulatory isomorphism—driven by coercive mandates like the CBN Code of 2014 and NCCG 2018—propels disclosure, practice, and compliance enhancements, fostering legitimacy and operational resilience in fragile environments (DiMaggio &amp; Powell, 1983; Scott, 2014). Empirical evidence from post-2009 Nigerian studies corroborates this, revealing negative associations between fortified governance indices and default risks, albeit moderated by macroeconomic confounders such as oil price fluctuations and GDP contractions (Abdulmalik &amp; Ahmad, 2020; Olojede et al., 2020). In contrast, stewardship theory suggests that intrinsic motivations amplify these effects when practices emphasize ethical oversight, yet agency frictions dominate in <text:soft-page-break/>opaque markets like Nigeria's, where compliance trails disclosure advancements (Donaldson &amp; Davis, 1991). Synthesizing these lenses, we anticipate that aggregate governance indices exert a mitigating influence on NPL ratios, with practice assuming primacy amid institutional voids.</text:p>
      <text:p text:style-name="P1"/>
      <text:p text:style-name="P1">H1: Corporate governance indices—encompassing the Corporate Governance Disclosure Index (CGDI), Practice Index (OPEFF), and Compliance Index (COMID)—are negatively associated with NPL ratios in Nigerian DMBs from 2009 to 2024, controlling for bank size, capital adequacy, and macroeconomic factors such as GDP growth, inflation, and oil prices.</text:p>
      <text:p text:style-name="P1"/>
      <text:p text:style-name="P1">### 1.5.2 Hypotheses for RQ2</text:p>
      <text:p text:style-name="P1"/>
      <text:p text:style-name="P1">Agency theory illuminates how independent audit committees mitigate information asymmetries by enforcing vigilant monitoring, thereby attenuating NPL escalations through disciplined credit assessments and fraud detection (Jensen &amp; Meckling, 1976). Stewardship theory augments this by framing independence as a facilitator of intrinsic ethical commitments, where empowered committees cultivate reporting integrity that aligns managerial actions with organizational welfare (Davis et al., 1997). In Nigerian DMBs, post-reform mandates under the CBN Code of 2014 prescribe ≥50% independent directors on audit committees to bolster credibility, yet familial entanglements often undermine this, perpetuating opacity (Adegbite, 2014; Natufe &amp; Evbayiro-Osagie, 2023). Literature from emerging economies evidences partial mediation via financial reporting integrity, as perceptual enhancements in whistleblowing and controls bridge independence to risk abatement (Liu &amp; Anandarajan, 2019; Abdulmalik &amp; Ahmad, 2020). Thus, we hypothesize a direct negative effect, partially mediated by insiders' perceptions of reporting quality.</text:p>
      <text:p text:style-name="P1"/>
      <text:p text:style-name="P1">H2a: Audit committee independence is negatively associated with 2024 NPL ratios in Nigerian DMBs.</text:p>
      <text:p text:style-name="P1"/>
      <text:p text:style-name="P1">H2b: The negative relationship between audit committee independence and 2024 NPL ratios is partially mediated by enhanced financial reporting integrity as perceived by bank insiders.</text:p>
      <text:p text:style-name="P1"/>
      <text:p text:style-name="P1">### 1.5.3 Hypothesis for RQ3</text:p>
      <text:p text:style-name="P1"/>
      <text:p text:style-name="P1">Institutional theory's activation thesis contends that reforms engender normative isomorphism, transforming disclosure from nominal to instrumental in curbing asymmetries and signalling credibility (DiMaggio &amp; Powell, 1983; OECD, 2023). Signalling theory reinforces this by positing that enhanced disclosures—activated through CBN mandates for board tenure limits, ≥50% independent directors, and executive vetting—convey reduced agency risks, shifting insignificant pre-reform linkages to negative post-reform associations (Spence, 1973; Adegboye, 2020). In Nigeria, pre-2014 laxity yielded inert disclosure effects amid enforcement vacuums, while post-2016 evolutions aligned with Basel III convergence have amplified efficacy, contrasting slower progress in African peers like Ghana (Agyemang &amp; Castellini, 2015; BCBS, 2010). Agency theory contextualizes this pivot, as reforms attenuate moral hazards in institutionally frail settings (Jensen &amp; Meckling, 1976). We thus predict a regime-specific transformation.</text:p>
      <text:p text:style-name="P1"/>
      <text:p text:style-name="P1">H3: The relationship between corporate governance disclosure (CGDI) and NPL ratios shifts from statistically insignificant in the pre-reform period (2009–2014) to significantly negative in the post-reform period (2016–2024), attributable to CBN mandates that enhance disclosure credibility.</text:p>
      <text:p text:style-name="P1"/>
      <text:p text:style-name="P1"><text:soft-page-break/>### 1.5.4 Hypothesis for RQ4</text:p>
      <text:p text:style-name="P1"/>
      <text:p text:style-name="P1">Institutional theory elucidates how harmonization mitigates fragmentation, fostering coercive clarity that legitimizes compliance and attenuates NPLs through unified enforcement (DiMaggio &amp; Powell, 1983; Nwoke et al., 2023). Agency theory complements this by framing clarity improvements—from CBN-SEC alignments under CAMA 2020—as reducers of arbitrage opportunities, aligning interests amid economic shocks like devaluation and inflation (Jensen &amp; Meckling, 1976; Abdulmalik &amp; Ahmad, 2020). Perceptual studies in emerging markets affirm negative causal impacts, as stakeholder views of regulatory coherence enhance stewardship dynamics and risk mitigation (Olojede et al., 2020; Kafidipe, 2021). In Nigeria's post-2020 context, these evolutions counter historical silos, yielding practicable declines. We hypothesize a significant negative effect.</text:p>
      <text:p text:style-name="P1"/>
      <text:p text:style-name="P1">H4: Perceived regulatory clarity improvements from CBN and SEC harmonization (2020–2025) are negatively associated with NPL ratio declines (β &lt; 0, p &lt; .05) in Nigerian DMBs, controlling for economic shocks such as devaluation and inflation.</text:p>
      <text:p text:style-name="P1"/>
      <text:p text:style-name="P1">These hypotheses collectively scaffold the empirical chapters, facilitating rigorous testing through fixed-effects models, mediation analyses, and robustness checks to advance theoretical synthesis and policy implications in Nigeria's banking governance landscape.</text:p>
      <text:p text:style-name="P1"/>
      <text:p text:style-name="Standard">## 1.6 Significance of the Study</text:p>
      <text:p text:style-name="Standard"/>
      <text:p text:style-name="Standard">This study contributes by addressing entrenched gaps in the corporate governance literature, particularly within emerging market banking sectors like Nigeria’s deposit money banks (DMBs), where recurrent crises have amplified default risks. Theoretically, it synthesizes agency, stewardship, institutional, and signalling theories to unpack how governance indices modulate NPL ratios, extending prior work by integrating perceptual mediations and reform shifts in opaque contexts (Jensen &amp; Meckling, 1976; DiMaggio &amp; Powell, 1983; Olojede et al., 2020). This enriches debates on institutional voids, offering contrasts with African peers like Ghana, where cohesive reforms have yielded clearer NPL abatements (Agyemang &amp; Castellini, 2015).</text:p>
      <text:p text:style-name="Standard"/>
      <text:p text:style-name="Standard">Methodologically, this study contributes by pioneering a pragmatic mixed-methods architecture that amalgamates longitudinal quantitative panel fixed-effects models across 160 bank-years (2009–2024) with cross-sectional blended approaches, including bootstrapped mediation via Hayes Process Model 4 on 234 stakeholder perceptions and difference-in-differences framing to isolate reform impacts. This innovation transcends conventional single-method limitations, offering a replicable framework for volatile emerging economies where macroeconomic confounders like oil price fluctuations and inflation necessitate controlled, multi-faceted reasoning. By triangulating audited financial data, CBN reports, and semi-structured interviews from 10 DMBs, it enhances methodological rigor, providing a blueprint for future econometric inquiries into governance-NPL interdependencies that balances positivist precision with interpretivist depth.</text:p>
      <text:p text:style-name="Standard"/>
      <text:p text:style-name="Standard">From a policy perspective, this study contributes by furnishing actionable insights for regulators such as the Central Bank of Nigeria (CBN), Securities and Exchange Commission (SEC), and Nigeria Deposit Insurance Corporation (NDIC), advocating unified governance frameworks that harmonize fragmented mandates under CAMA 2020, NCCG 2018, and CBN Guidelines 2023. Building upon the findings that regulatory clarity improvements (2020–2025) yield significant NPL reductions (β &lt; 0, p &lt; .05), it <text:soft-page-break/>proposes enforceable mechanisms—such as streamlined compliance protocols and executive vetting—to mitigate regulatory multiplicity, thereby aligning Nigerian practices with Basel III and OECD standards and fostering systemic resilience amid economic shocks like devaluation.</text:p>
      <text:p text:style-name="Standard"/>
      <text:p text:style-name="Standard">Managerially, this study contributes by equipping DMB boards and audit committees with empirical evidence on governance indices’ modulating effects on NPL ratios, emphasizing audit independence’s partial mediation through financial reporting integrity. This enables practitioners to fortify internal controls, operational efficiency, and risk management, as evidenced by the shift from insignificant pre-reform disclosure impacts (2009–2014) to significantly negative post-reform associations (2016–2024), thus empowering strategic reforms that enhance capital adequacy and stakeholder trust in a sector prone to governance erosions.</text:p>
      <text:p text:style-name="Standard"/>
      <text:p text:style-name="Standard">Societally, this study contributes by bolstering financial stability and investor confidence in Nigeria’s DMB sector, which underpins broader economic development in a nation where banking fragility has historically exacerbated inequality and impeded growth. By illuminating pathways to NPL abatement—controlling for GDP growth, inflation, and bank size—it promotes inclusive financial access, safeguards depositor interests, and mitigates crisis spillovers, ultimately advancing sustainable development goals in sub-Saharan Africa through evidence-based governance enhancements.</text:p>
      <text:p text:style-name="Standard"/>
      <text:p text:style-name="Standard">## 1.7 Scope and Delimitations</text:p>
      <text:p text:style-name="Standard"/>
      <text:p text:style-name="Standard">This thesis delineates its scope and delimitations to ensure a focused inquiry into corporate governance mechanisms within Nigeria’s deposit money banking (DMB) sector, emphasizing their interplay with reforms and impacts on non-performing loan (NPL) ratios. By establishing precise boundaries, the study maintains methodological rigor while addressing the four research questions that probe governance indices, audit committee independence, reform-induced shifts in disclosure effects, and regulatory clarity enhancements (as articulated in Section 1.3). These parameters are calibrated to the post-2009 crisis landscape, where recurrent institutional failures have amplified systemic risks amid regulatory fragmentation.</text:p>
      <text:p text:style-name="Standard"/>
      <text:p text:style-name="Standard">### 1.7.1 Scope of Study</text:p>
      <text:p text:style-name="Standard"/>
      <text:p text:style-name="Standard">The scope encompasses a multifaceted examination of corporate governance apparatuses in Nigerian DMBs, operationalized through a mixed-methods architecture that integrates longitudinal quantitative data with cross-sectional perceptual insights. Correspondingly, the population is confined to 10 Tier-1 DMBs, selected for their systemic significance and representation of approximately 70% of sector assets, enabling generalizable inferences within this cohort while aligning with RQ1’s panel analysis and RQ2’s mediation models (CBN, 2024).</text:p>
      <text:p text:style-name="Standard"/>
      <text:p text:style-name="Standard">Data types further define the scope: panel financials from audited statements and CBN reports yield 160 bank-years for fixed-effects regressions in RQ1 and RQ3, quantifying governance indices’ modulation of NPL ratios while incorporating controls such as GDP growth and devaluation shocks. This is supplemented by a 2024 cross-sectional survey of 234 stakeholders across the 10 DMBs, employing bootstrapped mediation (Hayes Process Model 4) to dissect RQ2’s mediation via financial reporting integrity and RQ4’s causal pathways from regulatory harmonization to NPL declines (β &lt; 0, p &lt; .05). Semi-structured interviews with 10 management-level participants provide qualitative depth, illuminating interdependencies between governance erosions and institutional activations, thus bridging <text:soft-page-break/>agency theory’s principal-agent conflicts with stewardship theory’s collaborative ethos in an emerging market context (Donaldson &amp; Davis, 1991; Jensen &amp; Meckling, 1976). These elements collectively advance theoretical synthesis, contrasting institutional theory’s emphasis on regulatory fragmentation with signalling theory’s disclosure credibility enhancements, while contextualizing Nigerian reforms within global benchmarks like South Africa’s King IV Code and Ghana’s Banking Act amendments (Institute of Directors Southern Africa, 2016; Bank of Ghana, 2018).</text:p>
      <text:p text:style-name="Standard"/>
      <text:p text:style-name="Standard">### 1.7.2 Delimitations of Study</text:p>
      <text:p text:style-name="Standard"/>
      <text:p text:style-name="Standard">Delimitations are intentionally imposed to sharpen analytical precision and empirical feasibility, excluding extraneous elements that could dilute the study’s scholarly depth. Notably, the inquiry excludes microfinance and merchant banks, prioritizing DMBs due to their centrality in systemic risk propagation and alignment with the research questions’ focus on deposit-taking institutions vulnerable to NPL escalations under fragmented oversight (NDIC, 2023). This boundary is appropriate, as microfinance entities operate under distinct regulatory regimes (e.g., CBN’s Microfinance Policy Framework), rendering their inclusion incompatible with the panel fixed-effects methodology tailored to DMB-specific indices like the Corporate Governance Disclosure Index (CGDI). Furthermore, qualitative respondents are limited to management-level personnel—such as executives, risk managers, and board members—to capture informed perceptions of governance mechanisms, eschewing frontline staff whose insights, while valuable, may lack strategic oversight on audit independence or compliance efficacy (Kafidipe, 2021). This delimitation ensures thematic saturation in interviews, aligning with RQ2 and RQ4’s emphasis on insider-mediated relationships and regulatory clarity perceptions.</text:p>
      <text:p text:style-name="Standard"/>
      <text:p text:style-name="Standard">Additionally, the study focuses exclusively on internal governance mechanisms—disclosure, practice, and compliance—rather than macro policy design, such as fiscal interventions or monetary authority restructuring. This restriction is justified by the thesis’s theoretical grounding in institutional theory, which posits that firm-level apparatuses, activated through reforms like 50% independent directors, are pivotal in modulating NPLs amid economic shocks (Scott, 2014). Temporal delimitations confine the analysis to 2009–2025, capturing post-consolidation evolutions while enabling forward projections on CBN-SEC harmonization, though excluding pre-2009 data to prioritize reform-centric insights (Sanusi, 2014). These boundaries collectively enhance the study’s coherence, yielding focused, theoretically robust contributions to Nigerian banking govern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Nimbus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Nimbus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imbus Sans1"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1T21:46:29.852757468</meta:creation-date>
    <dc:date>2025-11-12T11:42:50.569316109</dc:date>
    <meta:editing-duration>PT13H31M58S</meta:editing-duration>
    <meta:editing-cycles>1</meta:editing-cycles>
    <meta:document-statistic meta:table-count="1" meta:image-count="0" meta:object-count="0" meta:page-count="19" meta:paragraph-count="131" meta:word-count="9214" meta:character-count="70026" meta:non-whitespace-character-count="60998"/>
    <meta:generator>LibreOffice/25.8.2.2$Linux_X86_64 LibreOffice_project/580$Build-2</meta:generator>
  </office:meta>
</office:document-meta>
</file>